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71e" officeooo:paragraph-rsid="0006e71e"/>
    </style:style>
    <style:style style:name="T1" style:family="text">
      <style:text-properties officeooo:rsid="0007ae49"/>
    </style:style>
    <style:style style:name="T2" style:family="text">
      <style:text-properties officeooo:rsid="0007e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 <text:span text:style-name="T2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7:54.307128358</meta:creation-date>
    <dc:date>2021-06-10T23:39:48.529599272</dc:date>
    <meta:editing-duration>PT1H1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